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4cm" fo:text-align="start" style:justify-single-word="false"/>
    </style:style>
    <style:style style:name="P2" style:family="paragraph" style:parent-style-name="Standard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P3" style:family="paragraph" style:parent-style-name="Standard" style:list-style-name="L1">
      <style:paragraph-properties fo:margin-top="0cm" fo:margin-bottom="0.494cm" fo:text-align="start" style:justify-single-word="false"/>
    </style:style>
    <style:style style:name="P4" style:family="paragraph" style:parent-style-name="Standard" style:list-style-name="L2">
      <style:paragraph-properties fo:margin-top="0cm" fo:margin-bottom="0.494cm" fo:text-align="start" style:justify-single-word="false">
        <style:tab-stops>
          <style:tab-stop style:position="0.363cm"/>
        </style:tab-stops>
      </style:paragraph-properties>
    </style:style>
    <style:style style:name="P5" style:family="paragraph" style:parent-style-name="Standard" style:list-style-name="L3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P6" style:family="paragraph" style:parent-style-name="Standard" style:list-style-name="L4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T1" style:family="text">
      <style:text-properties style:font-name="Liberation Serif" fo:language="es" fo:country="AR"/>
    </style:style>
    <style:style style:name="T2" style:family="text">
      <style:text-properties style:font-name="Liberation Serif" fo:font-size="12pt" fo:language="es" fo:country="AR"/>
    </style:style>
    <style:style style:name="T3" style:family="text">
      <style:text-properties style:font-name="Liberation Serif" fo:font-size="12pt" fo:language="es" fo:country="A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3.5pt" fo:language="es" fo:country="AR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2.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prefix="1.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3">
      <text:list-level-style-number text:level="1" style:num-prefix="3.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5f_20_5f_Paragraph_5f_20_5f_Font"><text:span text:style-name="T4">Escenario habitual</text:span></text:span><text:span text:style-name="Default_5f_20_5f_Paragraph_5f_20_5f_Font"><text:span text:style-name="T1"> </text:span></text:span></text:p>
      <text:list xml:id="list901479232" text:style-name="L1">
        <text:list-item>
          <text:p text:style-name="P3"><text:span text:style-name="Default_5f_20_5f_Paragraph_5f_20_5f_Font"><text:span text:style-name="T1">El usuario </text:span></text:span><text:span text:style-name="Default_5f_20_5f_Paragraph_5f_20_5f_Font"><text:span text:style-name="T3">indica día, horario, mesa dentro de la locación y cantidad de comensales.</text:span></text:span></text:p>
        </text:list-item>
        <text:list-item>
          <text:p text:style-name="P3"><text:span text:style-name="Default_5f_20_5f_Paragraph_5f_20_5f_Font"><text:span text:style-name="T1">El sistema verifica disponibilidad del recurso con las condiciones indicadas, presenta al usuario los Términos y Condiciones para la reserva y pide confirmación de la misma.</text:span></text:span></text:p>
        </text:list-item>
        <text:list-item>
          <text:p text:style-name="P3"><text:span text:style-name="Default_5f_20_5f_Paragraph_5f_20_5f_Font"><text:span text:style-name="T1">El usuario acepta los términos y condiciones y confirma la reserva.</text:span></text:span></text:p>
        </text:list-item>
        <text:list-item>
          <text:p text:style-name="P3"><text:span text:style-name="Default_5f_20_5f_Paragraph_5f_20_5f_Font"><text:span text:style-name="T1">El sistema registra la misma y emite comprobante de reserva para el usuario y aviso de reserva para el proveedor . </text:span></text:span><text:span text:style-name="Default_5f_20_5f_Paragraph_5f_20_5f_Font"><text:span text:style-name="T2">Finaliza el caso de uso.</text:span></text:span></text:p>
        </text:list-item>
      </text:list>
      <text:p text:style-name="P1"><text:span text:style-name="Default_5f_20_5f_Paragraph_5f_20_5f_Font"><text:span text:style-name="T4">Escenarios excepcionales</text:span></text:span></text:p>
      <text:list xml:id="list885946100" text:style-name="L2">
        <text:list-item>
          <text:p text:style-name="P4"><text:span text:style-name="Default_5f_20_5f_Paragraph_5f_20_5f_Font"><text:span text:style-name="T2">El sistema informa al usuario que el recurso no está disponible y presenta mesa <text:tab/>alternativas cercanas a la pretendida, o en horarios y/o días cercanos al indicado.</text:span></text:span></text:p>
          <text:list>
            <text:list-item>
              <text:p text:style-name="P4"><text:span text:style-name="Default_5f_20_5f_Paragraph_5f_20_5f_Font"><text:span text:style-name="T2">El usuario selecciona una alternativa y continua en el punto número 2.</text:span></text:span></text:p>
              <text:list>
                <text:list-item>
                  <text:p text:style-name="P4"><text:span text:style-name="Default_5f_20_5f_Paragraph_5f_20_5f_Font"><text:span text:style-name="T2">El usuario descarta las alternativas. Finaliza el caso de uso.</text:span></text:span></text:p>
                </text:list-item>
              </text:list>
            </text:list-item>
          </text:list>
        </text:list-item>
      </text:list>
      <text:list xml:id="list1394065634" text:style-name="L3">
        <text:list-item>
          <text:p text:style-name="P5">El recurso está disponible pero el usuario rehúsa la reserva o no acepta los términos y <text:tab/>condiciones. Finaliza el caso de uso.</text:p>
        </text:list-item>
      </text:list>
      <text:p text:style-name="P2"/>
      <text:list xml:id="list1044289393" text:style-name="L4">
        <text:list-item>
          <text:p text:style-name="P6">El usuario puede cancelar la operación y finalizar el caso de uso en cualquier momento previo al punto nro. 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ru" fo:country="RU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5f_20_5f_Paragraph_5f_20_5f_Font" style:display-name="Default_20_Paragraph_20_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/>
    <style:style style:name="LLS_5f_3_5f_1" style:display-name="LLS_3_1" style:family="text"/>
    <style:style style:name="LLS_5f_3_5f_2" style:display-name="LLS_3_2" style:family="text"/>
    <style:style style:name="LLS_5f_3_5f_3" style:display-name="LLS_3_3" style:family="text"/>
    <style:style style:name="LLS_5f_3_5f_4" style:display-name="LLS_3_4" style:family="text"/>
    <style:style style:name="LLS_5f_3_5f_5" style:display-name="LLS_3_5" style:family="text"/>
    <style:style style:name="LLS_5f_3_5f_6" style:display-name="LLS_3_6" style:family="text"/>
    <style:style style:name="LLS_5f_3_5f_7" style:display-name="LLS_3_7" style:family="text"/>
    <style:style style:name="LLS_5f_3_5f_8" style:display-name="LLS_3_8" style:family="text"/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>
      <style:text-properties style:font-name="Symbol"/>
    </style:style>
    <style:style style:name="LLS_5f_6_5f_1" style:display-name="LLS_6_1" style:family="text">
      <style:text-properties style:font-name="Courier New"/>
    </style:style>
    <style:style style:name="LLS_5f_6_5f_2" style:display-name="LLS_6_2" style:family="text">
      <style:text-properties style:font-name="Wingdings"/>
    </style:style>
    <style:style style:name="LLS_5f_6_5f_3" style:display-name="LLS_6_3" style:family="text">
      <style:text-properties style:font-name="Symbol"/>
    </style:style>
    <style:style style:name="LLS_5f_6_5f_4" style:display-name="LLS_6_4" style:family="text">
      <style:text-properties style:font-name="Courier New"/>
    </style:style>
    <style:style style:name="LLS_5f_6_5f_5" style:display-name="LLS_6_5" style:family="text">
      <style:text-properties style:font-name="Wingdings"/>
    </style:style>
    <style:style style:name="LLS_5f_6_5f_6" style:display-name="LLS_6_6" style:family="text">
      <style:text-properties style:font-name="Symbol"/>
    </style:style>
    <style:style style:name="LLS_5f_6_5f_7" style:display-name="LLS_6_7" style:family="text">
      <style:text-properties style:font-name="Courier New"/>
    </style:style>
    <style:style style:name="LLS_5f_6_5f_8" style:display-name="LLS_6_8" style:family="text">
      <style:text-properties style:font-name="Wingdings"/>
    </style:style>
    <style:style style:name="LLS_5f_7_5f_0" style:display-name="LLS_7_0" style:family="text">
      <style:text-properties style:font-name="Symbol"/>
    </style:style>
    <style:style style:name="LLS_5f_7_5f_1" style:display-name="LLS_7_1" style:family="text">
      <style:text-properties style:font-name="Courier New"/>
    </style:style>
    <style:style style:name="LLS_5f_7_5f_2" style:display-name="LLS_7_2" style:family="text">
      <style:text-properties style:font-name="Wingdings"/>
    </style:style>
    <style:style style:name="LLS_5f_7_5f_3" style:display-name="LLS_7_3" style:family="text">
      <style:text-properties style:font-name="Symbol"/>
    </style:style>
    <style:style style:name="LLS_5f_7_5f_4" style:display-name="LLS_7_4" style:family="text">
      <style:text-properties style:font-name="Courier New"/>
    </style:style>
    <style:style style:name="LLS_5f_7_5f_5" style:display-name="LLS_7_5" style:family="text">
      <style:text-properties style:font-name="Wingdings"/>
    </style:style>
    <style:style style:name="LLS_5f_7_5f_6" style:display-name="LLS_7_6" style:family="text">
      <style:text-properties style:font-name="Symbol"/>
    </style:style>
    <style:style style:name="LLS_5f_7_5f_7" style:display-name="LLS_7_7" style:family="text">
      <style:text-properties style:font-name="Courier New"/>
    </style:style>
    <style:style style:name="LLS_5f_7_5f_8" style:display-name="LLS_7_8" style:family="text">
      <style:text-properties style:font-name="Wingdings"/>
    </style:style>
    <style:style style:name="LLS_5f_8_5f_0" style:display-name="LLS_8_0" style:family="text">
      <style:text-properties style:font-name="Symbol"/>
    </style:style>
    <style:style style:name="LLS_5f_8_5f_1" style:display-name="LLS_8_1" style:family="text">
      <style:text-properties style:font-name="Courier New"/>
    </style:style>
    <style:style style:name="LLS_5f_8_5f_2" style:display-name="LLS_8_2" style:family="text">
      <style:text-properties style:font-name="Wingdings"/>
    </style:style>
    <style:style style:name="LLS_5f_8_5f_3" style:display-name="LLS_8_3" style:family="text">
      <style:text-properties style:font-name="Symbol"/>
    </style:style>
    <style:style style:name="LLS_5f_8_5f_4" style:display-name="LLS_8_4" style:family="text">
      <style:text-properties style:font-name="Courier New"/>
    </style:style>
    <style:style style:name="LLS_5f_8_5f_5" style:display-name="LLS_8_5" style:family="text">
      <style:text-properties style:font-name="Wingdings"/>
    </style:style>
    <style:style style:name="LLS_5f_8_5f_6" style:display-name="LLS_8_6" style:family="text">
      <style:text-properties style:font-name="Symbol"/>
    </style:style>
    <style:style style:name="LLS_5f_8_5f_7" style:display-name="LLS_8_7" style:family="text">
      <style:text-properties style:font-name="Courier New"/>
    </style:style>
    <style:style style:name="LLS_5f_8_5f_8" style:display-name="LLS_8_8" style:family="text">
      <style:text-properties style:font-name="Wingdings"/>
    </style:style>
    <style:style style:name="LLS_5f_9_5f_0" style:display-name="LLS_9_0" style:family="text">
      <style:text-properties style:font-name="Symbol"/>
    </style:style>
    <style:style style:name="LLS_5f_9_5f_1" style:display-name="LLS_9_1" style:family="text">
      <style:text-properties style:font-name="Courier New"/>
    </style:style>
    <style:style style:name="LLS_5f_9_5f_2" style:display-name="LLS_9_2" style:family="text">
      <style:text-properties style:font-name="Wingdings"/>
    </style:style>
    <style:style style:name="LLS_5f_9_5f_3" style:display-name="LLS_9_3" style:family="text">
      <style:text-properties style:font-name="Symbol"/>
    </style:style>
    <style:style style:name="LLS_5f_9_5f_4" style:display-name="LLS_9_4" style:family="text">
      <style:text-properties style:font-name="Courier New"/>
    </style:style>
    <style:style style:name="LLS_5f_9_5f_5" style:display-name="LLS_9_5" style:family="text">
      <style:text-properties style:font-name="Wingdings"/>
    </style:style>
    <style:style style:name="LLS_5f_9_5f_6" style:display-name="LLS_9_6" style:family="text">
      <style:text-properties style:font-name="Symbol"/>
    </style:style>
    <style:style style:name="LLS_5f_9_5f_7" style:display-name="LLS_9_7" style:family="text">
      <style:text-properties style:font-name="Courier New"/>
    </style:style>
    <style:style style:name="LLS_5f_9_5f_8" style:display-name="LLS_9_8" style:family="text">
      <style:text-properties style:font-name="Wingdings"/>
    </style:style>
    <style:style style:name="LLS_5f_10_5f_0" style:display-name="LLS_10_0" style:family="text">
      <style:text-properties style:font-name="Symbol"/>
    </style:style>
    <style:style style:name="LLS_5f_10_5f_1" style:display-name="LLS_10_1" style:family="text">
      <style:text-properties style:font-name="Courier New"/>
    </style:style>
    <style:style style:name="LLS_5f_10_5f_2" style:display-name="LLS_10_2" style:family="text">
      <style:text-properties style:font-name="Wingdings"/>
    </style:style>
    <style:style style:name="LLS_5f_10_5f_3" style:display-name="LLS_10_3" style:family="text">
      <style:text-properties style:font-name="Symbol"/>
    </style:style>
    <style:style style:name="LLS_5f_10_5f_4" style:display-name="LLS_10_4" style:family="text">
      <style:text-properties style:font-name="Courier New"/>
    </style:style>
    <style:style style:name="LLS_5f_10_5f_5" style:display-name="LLS_10_5" style:family="text">
      <style:text-properties style:font-name="Wingdings"/>
    </style:style>
    <style:style style:name="LLS_5f_10_5f_6" style:display-name="LLS_10_6" style:family="text">
      <style:text-properties style:font-name="Symbol"/>
    </style:style>
    <style:style style:name="LLS_5f_10_5f_7" style:display-name="LLS_10_7" style:family="text">
      <style:text-properties style:font-name="Courier New"/>
    </style:style>
    <style:style style:name="LLS_5f_10_5f_8" style:display-name="LLS_10_8" style:family="text">
      <style:text-properties style:font-name="Wingdings"/>
    </style:style>
    <style:style style:name="LLS_5f_11_5f_0" style:display-name="LLS_11_0" style:family="text">
      <style:text-properties style:font-name="Symbol"/>
    </style:style>
    <style:style style:name="LLS_5f_11_5f_1" style:display-name="LLS_11_1" style:family="text">
      <style:text-properties style:font-name="Courier New"/>
    </style:style>
    <style:style style:name="LLS_5f_11_5f_2" style:display-name="LLS_11_2" style:family="text">
      <style:text-properties style:font-name="Wingdings"/>
    </style:style>
    <style:style style:name="LLS_5f_11_5f_3" style:display-name="LLS_11_3" style:family="text">
      <style:text-properties style:font-name="Symbol"/>
    </style:style>
    <style:style style:name="LLS_5f_11_5f_4" style:display-name="LLS_11_4" style:family="text">
      <style:text-properties style:font-name="Courier New"/>
    </style:style>
    <style:style style:name="LLS_5f_11_5f_5" style:display-name="LLS_11_5" style:family="text">
      <style:text-properties style:font-name="Wingdings"/>
    </style:style>
    <style:style style:name="LLS_5f_11_5f_6" style:display-name="LLS_11_6" style:family="text">
      <style:text-properties style:font-name="Symbol"/>
    </style:style>
    <style:style style:name="LLS_5f_11_5f_7" style:display-name="LLS_11_7" style:family="text">
      <style:text-properties style:font-name="Courier New"/>
    </style:style>
    <style:style style:name="LLS_5f_11_5f_8" style:display-name="LLS_11_8" style:family="text">
      <style:text-properties style:font-name="Wingdings"/>
    </style:style>
    <style:style style:name="LLS_5f_12_5f_0" style:display-name="LLS_12_0" style:family="text"/>
    <style:style style:name="LLS_5f_12_5f_1" style:display-name="LLS_12_1" style:family="text"/>
    <style:style style:name="LLS_5f_12_5f_2" style:display-name="LLS_12_2" style:family="text"/>
    <style:style style:name="LLS_5f_12_5f_3" style:display-name="LLS_12_3" style:family="text"/>
    <style:style style:name="LLS_5f_12_5f_4" style:display-name="LLS_12_4" style:family="text"/>
    <style:style style:name="LLS_5f_12_5f_5" style:display-name="LLS_12_5" style:family="text"/>
    <style:style style:name="LLS_5f_12_5f_6" style:display-name="LLS_12_6" style:family="text"/>
    <style:style style:name="LLS_5f_12_5f_7" style:display-name="LLS_12_7" style:family="text"/>
    <style:style style:name="LLS_5f_12_5f_8" style:display-name="LLS_12_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format="1" text:start-value="0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6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6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6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6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6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6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6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6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7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7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7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7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7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7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7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7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8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8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8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8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8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8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8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8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9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9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9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9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9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9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9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9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0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0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0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0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0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0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0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0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1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1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1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LS_5f_12_5f_0" style:num-format="1">
        <style:list-level-properties text:space-before="0.635cm" text:min-label-width="0.635cm"/>
      </text:list-level-style-number>
      <text:list-level-style-number text:level="2" text:style-name="LLS_5f_12_5f_1" style:num-suffix="." style:num-format="a">
        <style:list-level-properties text:space-before="1.905cm" text:min-label-width="0.635cm"/>
      </text:list-level-style-number>
      <text:list-level-style-number text:level="3" text:style-name="LLS_5f_1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2_5f_3" style:num-suffix="." style:num-format="1">
        <style:list-level-properties text:space-before="4.445cm" text:min-label-width="0.635cm"/>
      </text:list-level-style-number>
      <text:list-level-style-number text:level="5" text:style-name="LLS_5f_12_5f_4" style:num-suffix="." style:num-format="a">
        <style:list-level-properties text:space-before="5.715cm" text:min-label-width="0.635cm"/>
      </text:list-level-style-number>
      <text:list-level-style-number text:level="6" text:style-name="LLS_5f_1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2_5f_6" style:num-suffix="." style:num-format="1">
        <style:list-level-properties text:space-before="8.255cm" text:min-label-width="0.635cm"/>
      </text:list-level-style-number>
      <text:list-level-style-number text:level="8" text:style-name="LLS_5f_12_5f_7" style:num-suffix="." style:num-format="a">
        <style:list-level-properties text:space-before="9.525cm" text:min-label-width="0.635cm"/>
      </text:list-level-style-number>
      <text:list-level-style-number text:level="9" text:style-name="LLS_5f_1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title>CU-001-A_v1</dc:title>
    <meta:initial-creator/>
    <meta:editing-cycles>12</meta:editing-cycles>
    <dc:date>2009-08-24T16:38:01</dc:date>
    <meta:editing-duration>PT02H39M59S</meta:editing-duration>
    <dc:creator>Luis Aita</dc:creator>
    <meta:document-statistic meta:table-count="0" meta:image-count="0" meta:object-count="0" meta:page-count="1" meta:paragraph-count="11" meta:word-count="181" meta:character-count="1061"/>
    <meta:user-defined meta:name="Información 1"/>
    <meta:user-defined meta:name="Información 2"/>
    <meta:user-defined meta:name="Información 3"/>
    <meta:user-defined meta:name="Información 4"/>
  </office:meta>
</office:document-meta>
</file>